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" style:family="table">
      <style:table-properties style:width="16.995cm" table:align="left"/>
    </style:style>
    <style:style style:name="Tabelle3.A" style:family="table-column">
      <style:table-column-properties style:column-width="0.896cm"/>
    </style:style>
    <style:style style:name="Tabelle3.B" style:family="table-column">
      <style:table-column-properties style:column-width="16.099cm"/>
    </style:style>
    <style:style style:name="Tabelle3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3.B1" style:family="table-cell">
      <style:table-cell-properties fo:padding="0.097cm" fo:border-left="none" fo:border-right="0.5pt solid #000000" fo:border-top="0.5pt solid #000000" fo:border-bottom="0.5pt solid #000000"/>
    </style:style>
    <style:style style:name="P1" style:family="paragraph" style:parent-style-name="Standard">
      <style:text-properties style:font-name="Arial" officeooo:rsid="0011f5b1" officeooo:paragraph-rsid="00102edc"/>
    </style:style>
    <style:style style:name="P2" style:family="paragraph" style:parent-style-name="Standard">
      <style:text-properties style:font-name="Arial" fo:font-weight="bold" officeooo:rsid="0010cf41" officeooo:paragraph-rsid="0010cf41" style:font-weight-asian="bold" style:font-weight-complex="bold"/>
    </style:style>
    <style:style style:name="P3" style:family="paragraph" style:parent-style-name="Standard">
      <style:text-properties fo:color="#3465a4" loext:opacity="100%" style:font-name="Arial" fo:font-weight="bold" officeooo:rsid="0012d37e" officeooo:paragraph-rsid="00102edc" fo:background-color="#ffffff" style:font-weight-asian="bold" style:font-weight-complex="bold"/>
    </style:style>
    <style:style style:name="P4" style:family="paragraph" style:parent-style-name="Standard">
      <style:text-properties fo:color="#3465a4" loext:opacity="100%" style:font-name="Arial" fo:font-weight="bold" officeooo:rsid="0012d37e" officeooo:paragraph-rsid="0010cf41" fo:background-color="#ffffff" style:font-weight-asian="bold" style:font-weight-complex="bold"/>
    </style:style>
    <style:style style:name="T1" style:family="text">
      <style:text-properties officeooo:rsid="00102edc"/>
    </style:style>
    <style:style style:name="T2" style:family="text">
      <style:text-properties officeooo:rsid="0010cf41"/>
    </style:style>
    <style:style style:name="T3" style:family="text">
      <style:text-properties officeooo:rsid="002857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"><text:span text:style-name="T1">1</text:span>.</text:p>
          </table:table-cell>
          <table:table-cell table:style-name="Tabelle3.B1" office:value-type="string">
            <text:p text:style-name="P2">Straße und Garten</text:p>
          </table:table-cell>
        </table:table-row>
      </table:table>
      <text:p text:style-name="P3"/>
      <text:p text:style-name="P3"><text:span text:style-name="T2">1.</text:span><text:span text:style-name="T3">1 </text:span><text:span text:style-name="T2">Schreibe zehn Nomen auf, die dir zum Thema „Straße“ einfallen. Übersetze diese.</text:span></text:p>
      <text:p text:style-name="P3"/>
      <text:p text:style-name="P3"/>
      <text:p text:style-name="P3"><text:span text:style-name="T2">1. </text:span>______________________________ <text:tab/>_______________________________</text:p>
      <text:p text:style-name="P4"><text:span text:style-name="T2">2. </text:span>______________________________ <text:tab/>_______________________________</text:p>
      <text:p text:style-name="P4"><text:span text:style-name="T2">3. </text:span>______________________________ <text:tab/>_______________________________</text:p>
      <text:p text:style-name="P4"><text:span text:style-name="T2">4. </text:span>______________________________ <text:tab/>_______________________________</text:p>
      <text:p text:style-name="P4"><text:span text:style-name="T2">5. </text:span>______________________________ <text:tab/>_______________________________</text:p>
      <text:p text:style-name="P4"><text:span text:style-name="T2">6. </text:span>______________________________ <text:tab/>_______________________________</text:p>
      <text:p text:style-name="P4"><text:span text:style-name="T2">7. </text:span>______________________________ <text:tab/>_______________________________</text:p>
      <text:p text:style-name="P4"><text:span text:style-name="T2">8. </text:span>______________________________ <text:tab/>_______________________________</text:p>
      <text:p text:style-name="P4"><text:span text:style-name="T2">9. </text:span>______________________________ <text:tab/>_______________________________</text:p>
      <text:p text:style-name="P4"><text:span text:style-name="T2">10. </text:span>______________________________ <text:tab/>_______________________________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80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9:34:06.269520500</meta:creation-date>
    <dc:date>2026-05-01T19:38:11.845638800</dc:date>
    <meta:editing-duration>PT4M6S</meta:editing-duration>
    <meta:editing-cycles>2</meta:editing-cycles>
    <meta:generator>LibreOffice/25.8.3.2$Windows_X86_64 LibreOffice_project/8ca8d55c161d602844f5428fa4b58097424e324e</meta:generator>
    <meta:document-statistic meta:table-count="1" meta:image-count="0" meta:object-count="0" meta:page-count="1" meta:paragraph-count="13" meta:word-count="47" meta:character-count="763" meta:non-whitespace-character-count="719"/>
  </office:meta>
</office:document-meta>
</file>